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sign-2008-title">
      <style:graphic-properties fo:min-height="2.52cm"/>
    </style:style>
    <style:style style:name="pr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5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2.7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outline1" style:list-style-name="L5">
      <style:graphic-properties fo:min-height="4.967cm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6.9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4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style:text-autospace="none"/>
    </style:style>
    <style:style style:name="P6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style:text-properties fo:font-size="12pt"/>
    </style:style>
    <style:style style:name="P8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P9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P10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1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P12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top="0.194cm" fo:margin-bottom="0cm" style:punctuation-wrap="hanging"/>
    </style:style>
    <style:style style:name="P14" style:family="paragraph">
      <style:paragraph-properties fo:margin-top="0.194cm" fo:margin-bottom="0cm" style:punctuation-wrap="hanging"/>
      <style:text-properties fo:color="#333333" fo:font-family="Arial" style:font-family-generic="swiss" style:font-pitch="variable" fo:font-size="16pt" style:font-size-asian="16pt" style:font-family-complex="'Arial Unicode MS'" style:font-pitch-complex="variable" style:font-size-complex="16pt"/>
    </style:style>
    <style:style style:name="P15" style:family="paragraph">
      <style:paragraph-properties fo:margin-top="0.1cm" fo:margin-bottom="0.1cm" style:text-autospace="none" style:writing-mode="lr-tb"/>
      <style:text-properties fo:color="#000000" fo:font-family="Courier" style:font-family-generic="modern" style:font-pitch="fixed" fo:font-size="8pt" fo:font-style="normal" fo:text-shadow="none" style:text-underline-style="none" fo:font-weight="normal" style:font-family-asian="Courier" style:font-family-generic-asian="modern" style:font-pitch-asian="fixed" style:font-size-asian="8pt" style:font-style-asian="normal" style:font-weight-asian="normal" style:font-family-complex="Courier" style:font-family-generic-complex="modern" style:font-pitch-complex="fixed" style:font-size-complex="4.59999990463257pt" style:font-style-complex="normal" style:font-weight-complex="normal"/>
    </style:style>
    <style:style style:name="P16" style:family="paragraph">
      <style:paragraph-properties fo:margin-top="0.1cm" fo:margin-bottom="0.1cm" style:text-autospace="none" style:writing-mode="lr-tb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00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9" style:family="text">
      <style:text-properties fo:color="#7f0055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7f0055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3" style:family="text">
      <style:text-properties fo:color="#000000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4" style:family="text">
      <style:text-properties fo:color="#2a00ff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5" style:family="text">
      <style:text-properties fo:color="#0000c0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2a00ff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19" style:family="text">
      <style:text-properties fo:color="#0000c0" fo:font-family="Arial" style:font-family-generic="swiss" style:font-pitch="variable" fo:font-size="14pt" fo:font-style="italic" fo:text-shadow="none" style:text-underline-style="none" fo:font-weight="normal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/>
    </style:style>
    <style:style style:name="T20" style:family="text">
      <style:text-properties fo:color="#0000c0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/>
    </style:style>
    <style:style style:name="T21" style:family="text">
      <style:text-properties fo:color="#2a00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22" style:family="text">
      <style:text-properties fo:color="#0000c0" style:text-outline="false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 style:text-emphasize="none" style:font-relief="none"/>
    </style:style>
    <style:style style:name="T23" style:family="text">
      <style:text-properties fo:color="#7f0055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5" style:family="text">
      <style:text-properties fo:color="#2a00f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6" style:family="text">
      <style:text-properties fo:color="#000000" fo:font-family="Arial" style:font-family-generic="swiss" style:font-pitch="variable" fo:font-size="16pt" fo:font-style="normal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8" style:family="text">
      <style:text-properties fo:color="#2a00f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9" style:family="text">
      <style:text-properties fo:color="#7f0055" fo:font-family="Arial" style:font-family-generic="swiss" style:font-pitch="variable" fo:font-size="16pt" fo:font-style="normal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30" style:family="text">
      <style:text-properties fo:color="#2a00ff" fo:font-family="Arial" style:font-family-generic="swiss" style:font-pitch="variable" fo:font-size="16pt" fo:font-style="normal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31" style:family="text">
      <style:text-properties fo:color="#0000c0" fo:font-family="Arial" style:font-family-generic="swiss" style:font-pitch="variable" fo:font-size="16pt" fo:font-style="normal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32" style:family="text">
      <style:text-properties fo:color="#333333" fo:font-family="Arial" style:font-family-generic="swiss" style:font-pitch="variable" style:font-family-complex="'Arial Unicode MS'" style:font-pitch-complex="variable"/>
    </style:style>
    <style:style style:name="T33" style:family="text">
      <style:text-properties fo:color="#000000" fo:font-family="Arial" style:font-family-generic="swiss" style:font-pitch="variable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16pt"/>
    </style:style>
    <style:style style:name="T34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Courier" style:font-family-generic-asian="modern" style:font-pitch-asian="fixed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6" style:family="text">
      <style:text-properties fo:color="#80000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color="#00000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6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0 - Introduction  à la sécurité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troduction à la sécurité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Sécurité<text:line-break/>Introduction (1/2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p><text:span text:style-name="T2">Deux gestionnaires de sécurité propres à OSGi</text:span><text:span text:style-name="T3">™</text:span></text:p>
            <text:list text:style-name="L3">
              <text:list-item>
                <text:p>Utilisation de la spécification <text:span text:style-name="T4">UserAdmin</text:span><text:span text:style-name="T5"> pour une gestion basée sur les rôles</text:span></text:p>
              </text:list-item>
              <text:list-item>
                <text:p>Utilisation du service <text:span text:style-name="T4">ConditionalPermissionAdmin </text:span><text:span text:style-name="T5">pour vérifier les accès aux opérations disponibles sur la plateforme OSGi</text:span></text:p>
                <text:list>
                  <text:list-item>
                    <text:p><text:span text:style-name="T5">Basé sur le modèle de sécurité de Java</text:span></text:p>
                    <text:list>
                      <text:list-item>
                        <text:p>Activation du SecurityManager</text:p>
                      </text:list-item>
                      <text:list-item>
                        <text:p>Exemple : limiter l'accès au file system ou au réseau</text:p>
                      </text:list-item>
                    </text:list>
                  </text:list-item>
                  <text:list-item>
                    <text:p><text:span text:style-name="T5">Service présent dans le volet Core de la spécification</text:span></text:p>
                  </text:list-item>
                  <text:list-item>
                    <text:p><text:span text:style-name="T5">Exemple de règles de sécurité propres à OSGi</text:span></text:p>
                    <text:list>
                      <text:list-item>
                        <text:p>Limiter l'enregistrement de services à certains bundles</text:p>
                      </text:list-item>
                      <text:list-item>
                        <text:p>Interdire la résolution de certains packages</text:p>
                      </text:list-item>
                      <text:list-item>
                        <text:p>Autoriser l'installation de bundles depuis une URL con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Sécurité<text:line-break/>Introduction (2/2)</text:p>
          </draw:text-box>
        </draw:frame>
        <draw:frame presentation:style-name="pr4" draw:text-style-name="P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6">Sécurité basée sur le domaine</text:span></text:p>
                <text:list>
                  <text:list-item>
                    <text:p><text:span text:style-name="T6">Un domaine est défini par l'origine du code exécuté (code base)</text:span></text:p>
                    <text:list>
                      <text:list-item>
                        <text:p>En OSGi, un bundle correspond à « protection domain »</text:p>
                      </text:list-item>
                      <text:list-item>
                        <text:p>Les classes du bundle sont regroupées dans le même « protection domain »</text:p>
                      </text:list-item>
                    </text:list>
                  </text:list-item>
                  <text:list-item>
                    <text:p><text:span text:style-name="T7">Permissions </text:span></text:p>
                    <text:list>
                      <text:list-item>
                        <text:p><text:span text:style-name="T7">Vérification des droits d'exécution d'une partie du code</text:span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7.2cm" svg:height="8.306cm" svg:x="3.1cm" svg:y="10.384cm" presentation:class="outline" presentation:user-transformed="true">
          <draw:text-box>
            <text:p text:style-name="P5"><text:span text:style-name="T8">SecurityManager securityManager = System.getSecurityManager();</text:span></text:p>
            <text:p text:style-name="P5"><text:span text:style-name="T9"><text:s text:c="4"/></text:span><text:span text:style-name="T9">if</text:span><text:span text:style-name="T8"> (securityManager != </text:span><text:span text:style-name="T9">null</text:span><text:span text:style-name="T8">) {</text:span></text:p>
            <text:p text:style-name="P5"><text:span text:style-name="T8"><text:s text:c="8"/></text:span><text:span text:style-name="T10">sm.checkPermission(new CustomPermission());</text:span></text:p>
            <text:p text:style-name="P5"><text:span text:style-name="T8"><text:s text:c="8"/></text:span><text:span text:style-name="T8">AccessController.doPrivileged(</text:span><text:span text:style-name="T9">new</text:span><text:span text:style-name="T8"> PrivilegedAction() {</text:span></text:p>
            <text:p text:style-name="P5"><text:span text:style-name="T9"><text:s text:c="12"/></text:span><text:span text:style-name="T9">public</text:span><text:span text:style-name="T8"> Object run() {</text:span></text:p>
            <text:p text:style-name="P5"><text:span text:style-name="T8"><text:s text:c="16"/></text:span><text:span text:style-name="T8">doSecuredThing();</text:span></text:p>
            <text:p text:style-name="P5"><text:span text:style-name="T8"><text:s text:c="12"/></text:span><text:span text:style-name="T8">}</text:span></text:p>
            <text:p text:style-name="P5"><text:span text:style-name="T8"><text:s text:c="8"/></text:span><text:span text:style-name="T8">});</text:span></text:p>
            <text:p text:style-name="P5"><text:span text:style-name="T8"><text:s text:c="4"/></text:span><text:span text:style-name="T8">} </text:span><text:span text:style-name="T9">else</text:span><text:span text:style-name="T8"> {</text:span></text:p>
            <text:p text:style-name="P5"><text:span text:style-name="T8"><text:s text:c="8"/></text:span><text:span text:style-name="T8">doSecuredThing();</text:span></text:p>
            <text:p text:style-name="P5"><text:span text:style-name="T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Permissions<text:line-break/>Introduction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Une permission OSGi est construite à partir de deux arguments : un nom et une liste d'actions</text:p>
                <text:list>
                  <text:list-item>
                    <text:p>Héritage de la classe <text:span text:style-name="T11">java.security.Permission</text:span></text:p>
                  </text:list-item>
                </text:list>
              </text:list-item>
              <text:list-item>
                <text:p>Il existe plusieurs types de permissions regroupés en trois catégories</text:p>
                <text:list>
                  <text:list-item>
                    <text:p>Module</text:p>
                    <text:list>
                      <text:list-item>
                        <text:p>PackageAdminPermission : contrôle de l'import/export de packages</text:p>
                      </text:list-item>
                      <text:list-item>
                        <text:p>BundlePermission : contrôle les dépendances entre bundles</text:p>
                      </text:list-item>
                    </text:list>
                  </text:list-item>
                  <text:list-item>
                    <text:p>Lifecycle</text:p>
                    <text:list>
                      <text:list-item>
                        <text:p>AdminPermission : contrôle l'accès aux opérations sur le cycle de vie des bundles</text:p>
                      </text:list-item>
                    </text:list>
                  </text:list-item>
                  <text:list-item>
                    <text:p>Services</text:p>
                    <text:list>
                      <text:list-item>
                        <text:p>ServicePermission : contrôle quels services un bundle a le droit de récupérer ou publie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Permissions (1/2)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ackageAdminPermission (package(s), actions)</text:p>
              </text:list-item>
            </text:list>
            <text:p/>
            <text:p/>
            <text:list text:continue-numbering="true" text:style-name="L3">
              <text:list-item>
                <text:p>BundlePermission (nom symbolique, actions)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ServicePermission (nom de l'interface/classe, actions)</text:p>
              </text:list-item>
            </text:list>
          </draw:text-box>
        </draw:frame>
        <draw:frame presentation:style-name="pr8" draw:text-style-name="P8" draw:layer="layout" svg:width="21cm" svg:height="1.8cm" svg:x="1.2cm" svg:y="5.4cm" presentation:class="outline" presentation:user-transformed="true">
          <draw:text-box>
            <text:p text:style-name="P5"><text:span text:style-name="T12">new</text:span><text:span text:style-name="T13"> PackagePermission(</text:span><text:span text:style-name="T14">"com.zenika"</text:span><text:span text:style-name="T13">, PackagePermission.</text:span><text:span text:style-name="T15">EXPORTONLY</text:span><text:span text:style-name="T13">);</text:span></text:p>
            <text:p text:style-name="P5"><text:span text:style-name="T12">new</text:span><text:span text:style-name="T13"> PackagePermission(</text:span><text:span text:style-name="T14">"com.zenika"</text:span><text:span text:style-name="T13">, PackagePermission.</text:span><text:span text:style-name="T15">IMPORT</text:span><text:span text:style-name="T13">);</text:span></text:p>
          </draw:text-box>
        </draw:frame>
        <draw:frame presentation:style-name="pr8" draw:text-style-name="P8" draw:layer="layout" svg:width="21cm" svg:height="3.367cm" svg:x="1.2cm" svg:y="8.9cm" presentation:class="outline" presentation:user-transformed="true">
          <draw:text-box>
            <text:p text:style-name="P5"><text:span text:style-name="T12">new</text:span><text:span text:style-name="T13"> BundlePermission(</text:span><text:span text:style-name="T14">"com.zenika.training"</text:span><text:span text:style-name="T13">, BundlePermission.</text:span><text:span text:style-name="T15">FRAGMENT</text:span><text:span text:style-name="T13">);</text:span></text:p>
            <text:p text:style-name="P5"><text:span text:style-name="T12">new</text:span><text:span text:style-name="T13"> BundlePermission(</text:span><text:span text:style-name="T14">"com.zenika.training"</text:span><text:span text:style-name="T13">, BundlePermission.</text:span><text:span text:style-name="T15">HOST</text:span><text:span text:style-name="T13">);</text:span></text:p>
            <text:p text:style-name="P5"><text:span text:style-name="T12">new</text:span><text:span text:style-name="T13"> BundlePermission(</text:span><text:span text:style-name="T14">"com.zenika.training"</text:span><text:span text:style-name="T13">, BundlePermission.</text:span><text:span text:style-name="T15">PROVIDE</text:span><text:span text:style-name="T13">);</text:span></text:p>
            <text:p text:style-name="P5"><text:span text:style-name="T12">new</text:span><text:span text:style-name="T13"> BundlePermission(</text:span><text:span text:style-name="T14">"com.zenika.training"</text:span><text:span text:style-name="T13">, BundlePermission.</text:span><text:span text:style-name="T15">REQUIRE</text:span><text:span text:style-name="T13">);</text:span></text:p>
          </draw:text-box>
        </draw:frame>
        <draw:frame presentation:style-name="pr8" draw:text-style-name="P8" draw:layer="layout" svg:width="21cm" svg:height="1.8cm" svg:x="1.2cm" svg:y="14.5cm" presentation:class="outline" presentation:user-transformed="true">
          <draw:text-box>
            <text:p text:style-name="P5"><text:span text:style-name="T12">new</text:span><text:span text:style-name="T13"> ServicePermission(</text:span><text:span text:style-name="T14">"com.zenika.*"</text:span><text:span text:style-name="T13">, ServicePermission.</text:span><text:span text:style-name="T15">GET</text:span><text:span text:style-name="T13">);</text:span></text:p>
            <text:p text:style-name="P5"><text:span text:style-name="T12">new</text:span><text:span text:style-name="T13"> ServicePermission(</text:span><text:span text:style-name="T14">"com.zenika.Service"</text:span><text:span text:style-name="T13">, ServicePermission.</text:span><text:span text:style-name="T15">REGISTER</text:span><text:span text:style-name="T13">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>
          <draw:text-box>
            <text:p>Permissions (2/2)</text:p>
          </draw:text-box>
        </draw:frame>
        <draw:frame presentation:style-name="pr4" draw:layer="layout" svg:width="23.438cm" svg:height="13.991cm" svg:x="0.86cm" svg:y="4.233cm" presentation:class="outline" presentation:user-transformed="true">
          <draw:text-box>
            <text:list text:style-name="L3">
              <text:list-item>
                <text:p>AdminPermission (filtre LDAP, actions)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16">Filtre LDAP : signer, location, id, name</text:span></text:p>
              </text:list-item>
              <text:list-item>
                <text:p><text:span text:style-name="T16">Actions</text:span></text:p>
                <text:list>
                  <text:list-item>
                    <text:p><text:span text:style-name="T17">class : charger une classe</text:span></text:p>
                  </text:list-item>
                  <text:list-item>
                    <text:p><text:span text:style-name="T17">execute : start, stop et start level</text:span></text:p>
                  </text:list-item>
                  <text:list-item>
                    <text:p><text:span text:style-name="T17">extensionLifecycle : gestion des extension bundles</text:span></text:p>
                  </text:list-item>
                  <text:list-item>
                    <text:p><text:span text:style-name="T17">lifecycle : install, update et uninstall</text:span></text:p>
                  </text:list-item>
                  <text:list-item>
                    <text:p><text:span text:style-name="T17">listener : ajout/suppression d'un synchronous bundle listener</text:span></text:p>
                  </text:list-item>
                  <text:list-item>
                    <text:p><text:span text:style-name="T17">metadata : accès aux headers et localisation du bundle</text:span></text:p>
                  </text:list-item>
                  <text:list-item>
                    <text:p><text:span text:style-name="T17">resolve : resolve et refresh</text:span></text:p>
                  </text:list-item>
                  <text:list-item>
                    <text:p><text:span text:style-name="T17">ressource : récupération des ressources</text:span></text:p>
                  </text:list-item>
                  <text:list-item>
                    <text:p><text:span text:style-name="T17">startlevel : start level et initial start level du framework</text:span></text:p>
                  </text:list-item>
                  <text:list-item>
                    <text:p><text:span text:style-name="T17">context : récupération du BundleContext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23cm" svg:height="3.063cm" svg:x="1cm" svg:y="5.4cm" presentation:class="outline" presentation:user-transformed="true">
          <draw:text-box>
            <text:p text:style-name="P5"><text:span text:style-name="T9">new</text:span><text:span text:style-name="T8"> AdminPermission(</text:span><text:span text:style-name="T18">"(name=com.zenika.training)"</text:span><text:span text:style-name="T8">, AdminPermission.</text:span><text:span text:style-name="T19">LIFECYCLE</text:span><text:span text:style-name="T20">)</text:span></text:p>
            <text:p><text:span text:style-name="T9">new</text:span><text:span text:style-name="T8"> AdminPermission(</text:span><text:span text:style-name="T18">"</text:span><text:span text:style-name="T21">(id&gt;10)</text:span><text:span text:style-name="T18">"</text:span><text:span text:style-name="T8">, AdminPermission.</text:span><text:span text:style-name="T19">CONTEXT</text:span><text:span text:style-name="T8"> + </text:span><text:span text:style-name="T18">","</text:span><text:span text:style-name="T8"> + AdminPermission.</text:span><text:span text:style-name="T19">METADATA</text:span><text:span text:style-name="T8">);</text:span></text:p>
            <text:p><text:span text:style-name="T9">new</text:span><text:span text:style-name="T8"> AdminPermission(</text:span><text:span text:style-name="T18">"</text:span><text:span text:style-name="T21">(signer=CN=training,O=zenika,C=fr)</text:span><text:span text:style-name="T18">"</text:span><text:span text:style-name="T8">, AdminPermission.</text:span><text:span text:style-name="T22">LISTENER</text:span><text:span text:style-name="T8">);</text:span></text:p>
            <text:p><text:span text:style-name="T8">...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52cm" svg:x="0.86cm" svg:y="0.389cm" presentation:class="title" presentation:user-transformed="true">
          <draw:text-box>
            <text:p>Conditional Permission Admin</text:p>
          </draw:text-box>
        </draw:frame>
        <draw:frame presentation:style-name="pr4" draw:layer="layout" svg:width="23.438cm" svg:height="14.161cm" svg:x="0.86cm" svg:y="4.233cm" presentation:class="outline" presentation:user-transformed="true">
          <draw:text-box>
            <text:list text:style-name="L3">
              <text:list-item>
                <text:p>Nouveau mode de gestion des permissions disponible depuis OSGi 4</text:p>
              </text:list-item>
              <text:list-item>
                <text:p>Condition : permet d'évaluer si une politique de sécurité est applicable</text:p>
              </text:list-item>
              <text:list-item>
                <text:p>Si toutes les conditions sont remplies, évaluation des permissions</text:p>
              </text:list-item>
              <text:list-item>
                <text:p>Bonne pratique : centraliser la configuration des permissions dans un agent</text:p>
                <text:list>
                  <text:list-item>
                    <text:p>Première étape : configurer l'agent pour qu'il ait toutes les autorisations</text:p>
                  </text:list-item>
                  <text:list-item>
                    <text:p>Puis définir les permissions au cas par cas</text:p>
                  </text:list-item>
                </text:list>
              </text:list-item>
              <text:list-item>
                <text:p>Prise en compte à chaud des modifications</text:p>
                <text:list>
                  <text:list-item>
                    <text:p>La configuration se fait au travers d'une API</text:p>
                  </text:list-item>
                </text:list>
              </text:list-item>
              <text:list-item>
                <text:p>Possibilité de créer ses propres conditio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>
          <draw:text-box>
            <text:p>Condition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BundleSignerCondition</text:p>
                <text:list>
                  <text:list-item>
                    <text:p>Condition sur la signature du bundle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p>BundleLocationCondition</text:p>
                <text:list>
                  <text:list-item>
                    <text:p>Condition sur la localisation du bundle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17.2cm" svg:height="3.5cm" svg:x="2cm" svg:y="6.4cm" presentation:class="outline" presentation:user-transformed="true">
          <draw:text-box>
            <text:p text:style-name="P5"><text:span text:style-name="T23">new</text:span><text:span text:style-name="T24"> ConditionInfo(</text:span></text:p>
            <text:p text:style-name="P5"><text:span text:style-name="T24"><text:s text:c="4"/></text:span><text:span text:style-name="T24">BundleSignerCondition.</text:span><text:span text:style-name="T23">class</text:span><text:span text:style-name="T24">.getName(), </text:span></text:p>
            <text:p text:style-name="P5"><text:span text:style-name="T24"><text:s text:c="4"/></text:span><text:span text:style-name="T23">new</text:span><text:span text:style-name="T24"> String[] { </text:span><text:span text:style-name="T25">"CN=training,O=zenika,C=com"</text:span><text:span text:style-name="T24">, </text:span><text:span text:style-name="T25">""</text:span><text:span text:style-name="T24"> }</text:span></text:p>
            <text:p text:style-name="P5"><text:span text:style-name="T24">);</text:span></text:p>
          </draw:text-box>
        </draw:frame>
        <draw:frame presentation:style-name="pr6" draw:text-style-name="P11" draw:layer="layout" svg:width="17.2cm" svg:height="3.5cm" svg:x="2cm" svg:y="13cm" presentation:class="outline" presentation:user-transformed="true">
          <draw:text-box>
            <text:p text:style-name="P5"><text:span text:style-name="T23">new</text:span><text:span text:style-name="T24"> ConditionInfo(</text:span></text:p>
            <text:p text:style-name="P5"><text:span text:style-name="T24"><text:s text:c="4"/></text:span><text:span text:style-name="T24">BundleLocationCondition.</text:span><text:span text:style-name="T23">class</text:span><text:span text:style-name="T24">.getName(), </text:span></text:p>
            <text:p text:style-name="P5"><text:span text:style-name="T24"><text:s text:c="4"/></text:span><text:span text:style-name="T23">new</text:span><text:span text:style-name="T24"> String[] { </text:span><text:span text:style-name="T25">"file:bundle/zenika.jar"</text:span><text:span text:style-name="T24">, </text:span><text:span text:style-name="T25">""</text:span><text:span text:style-name="T24"> }</text:span></text:p>
            <text:p text:style-name="P5"><text:span text:style-name="T24">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 presentation:user-transformed="true">
          <draw:text-box>
            <text:p>Exemple</text:p>
          </draw:text-box>
        </draw:frame>
        <draw:frame presentation:style-name="pr9" draw:text-style-name="P12" draw:layer="layout" svg:width="23cm" svg:height="14.092cm" svg:x="1cm" svg:y="3.7cm" presentation:class="outline" presentation:user-transformed="true">
          <draw:text-box>
            <text:p text:style-name="P5"><text:span text:style-name="T26">ConditionalPermissionAdmin condPermAdmin = getConditionalPermissionAdmin();</text:span></text:p>
            <text:p text:style-name="P5"><text:span text:style-name="T27">ConditionalPermissionUpdate condPermUpdate = </text:span></text:p>
            <text:p text:style-name="P5"><text:span text:style-name="T27"><text:s text:c="4"/></text:span><text:span text:style-name="T27">conditionalPermissionAdmin.newConditionalPermissionUpdate();</text:span></text:p>
            <text:p text:style-name="P5"><text:span text:style-name="T27">List&lt;ConditionalPermissionInfo&gt; condPermInfos = </text:span></text:p>
            <text:p text:style-name="P5"><text:span text:style-name="T27"><text:s text:c="4"/></text:span><text:span text:style-name="T27">condPermUpdate</text:span><text:span text:style-name="T24">.getConditionalPermissionInfos()</text:span><text:span text:style-name="T27">;</text:span></text:p>
            <text:p><text:span text:style-name="T26">condPermAdmin.newConditionalPermissionInfo(</text:span><text:span text:style-name="T28">"conditionnal permission training"</text:span><text:span text:style-name="T26">,</text:span></text:p>
            <text:p text:style-name="P5"><text:span text:style-name="T29"><text:s text:c="4"/></text:span><text:span text:style-name="T29">new</text:span><text:span text:style-name="T26"> ConditionInfo[] {</text:span></text:p>
            <text:p text:style-name="P5"><text:span text:style-name="T26"><text:s text:c="8"/></text:span><text:span text:style-name="T29">new</text:span><text:span text:style-name="T26"> ConditionInfo(</text:span></text:p>
            <text:p text:style-name="P5"><text:span text:style-name="T26"><text:s text:c="12"/></text:span><text:span text:style-name="T26">BundleLocationCondition.</text:span><text:span text:style-name="T29">class</text:span><text:span text:style-name="T26">.getName(),</text:span></text:p>
            <text:p text:style-name="P5"><text:span text:style-name="T26"><text:s text:c="12"/></text:span><text:span text:style-name="T29">new</text:span><text:span text:style-name="T26"> String[] { </text:span><text:span text:style-name="T30">"*://www.zenika.com/*"</text:span><text:span text:style-name="T26"> }) </text:span></text:p>
            <text:p text:style-name="P5"><text:span text:style-name="T26"><text:s text:c="8"/></text:span><text:span text:style-name="T26">},</text:span></text:p>
            <text:p text:style-name="P5"><text:span text:style-name="T26"><text:s text:c="4"/></text:span><text:span text:style-name="T29">new</text:span><text:span text:style-name="T26"> PermissionInfo[] {</text:span></text:p>
            <text:p text:style-name="P5"><text:span text:style-name="T26"><text:s text:c="8"/></text:span><text:span text:style-name="T29">new</text:span><text:span text:style-name="T26"> PermissionInfo(AdminPermission.</text:span><text:span text:style-name="T29">class</text:span><text:span text:style-name="T26">.getName(), </text:span></text:p>
            <text:p text:style-name="P5"><text:span text:style-name="T26"><text:s text:c="8"/></text:span><text:span text:style-name="T30">"(!(id=" </text:span><text:span text:style-name="T26">+ bundleContext.getBundle().getBundleId() + </text:span><text:span text:style-name="T30">"))"</text:span><text:span text:style-name="T26">, </text:span><text:span text:style-name="T30">"*"</text:span><text:span text:style-name="T26">) }, </text:span></text:p>
            <text:p text:style-name="P5"><text:span text:style-name="T26"><text:s text:c="4"/></text:span><text:span text:style-name="T26">ConditionalPermissionInfo.</text:span><text:span text:style-name="T31">ALLOW</text:span></text:p>
            <text:p text:style-name="P5"><text:span text:style-name="T26">);</text:span></text:p>
            <text:p text:style-name="P5"><text:span text:style-name="T27">conditionalPermissionUpdate.commit(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 presentation:user-transformed="true">
          <draw:text-box>
            <text:p>Évaluation des conditions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Les conditions sont évaluées dans l'ordre de déclaration</text:p>
                <text:p/>
              </text:list-item>
              <text:list-item>
                <text:p>Une évaluation est effectuée pour chaque protection domain</text:p>
                <text:list>
                  <text:list-item>
                    <text:p>Si toutes les conditions sont remplies, les permissions sont également évaluées</text:p>
                    <text:list>
                      <text:list-item>
                        <text:p>Si les deux sont applicables pour l'action en cours, une autorisation ou une interdiction est levée</text:p>
                      </text:list-item>
                    </text:list>
                  </text:list-item>
                  <text:list-item>
                    <text:p>Si toutes les conditions ne sont pas remplies, on passe à la suiv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 presentation:user-transformed="true">
          <draw:text-box>
            <text:p>Import de permissions </text:p>
          </draw:text-box>
        </draw:frame>
        <draw:frame presentation:style-name="pr10" draw:text-style-name="P14" draw:layer="layout" svg:width="23.438cm" svg:height="4.967cm" svg:x="0.86cm" svg:y="4.033cm" presentation:class="outline" presentation:user-transformed="true">
          <draw:text-box>
            <text:list text:style-name="L3">
              <text:list-item>
                <text:p text:style-name="P13"><text:span text:style-name="T32">Possibilité de définir des permissions conditionnelles programmatiquement ...</text:span></text:p>
              </text:list-item>
              <text:list-item>
                <text:p text:style-name="P13"><text:span text:style-name="T32">... ou en les chargeant depuis un fichier en utilisant la convention ci-dessous</text:span></text:p>
                <text:list>
                  <text:list-item>
                    <text:p><text:span text:style-name="T32">Possibilité d'implémenter un reader dédié</text:span></text:p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21.5cm" svg:height="7.492cm" svg:x="1.1cm" svg:y="9.3cm" presentation:class="outline" presentation:user-transformed="true">
          <draw:text-box>
            <text:p text:style-name="P5"><text:span text:style-name="T33">ALLOW {</text:span></text:p>
            <text:p><text:span text:style-name="T34"><text:s text:c="4"/></text:span><text:span text:style-name="T34">[</text:span><text:span text:style-name="T35">org.osgi.service.condpermadmin.BundleLocationCondition</text:span><text:span text:style-name="T34"> "file:agent.jar"]</text:span></text:p>
            <text:p><text:span text:style-name="T34"><text:s text:c="4"/></text:span><text:span text:style-name="T34">(</text:span><text:span text:style-name="T35">java.security.AllPermission</text:span><text:span text:style-name="T34"> "*" "*")</text:span></text:p>
            <text:p><text:span text:style-name="T34">} "</text:span><text:span text:style-name="T35">Management agent policy"</text:span></text:p>
            <text:p><text:span text:style-name="T34"/></text:p>
            <text:p><text:span text:style-name="T34">DENY {</text:span></text:p>
            <text:p><text:span text:style-name="T34"><text:s text:c="4"/></text:span><text:span text:style-name="T34">[ ..BundleSignerCondition "</text:span><text:span text:style-name="T24">CN=training,O=zenika,C=com</text:span><text:span text:style-name="T34">" " !" ]</text:span></text:p>
            <text:p><text:span text:style-name="T34"><text:s text:c="4"/></text:span><text:span text:style-name="T34">( ..PackagePermission "com.zenika.training.*" "IMPORT,EXPORT" )</text:span></text:p>
            <text:p><text:span text:style-name="T34">} "Deny package resolution policy"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 presentation:user-transformed="true">
          <draw:text-box>
            <text:p>Local Permission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Il est parfois difficile de déterminer quelles sont les permissions à appliquer à un bundle</text:p>
                <text:list>
                  <text:list-item>
                    <text:p>Solution : faire en sorte que les permissions locales surchargent celles définies par le framework pour vérifier le bon fonctionnement du bundle</text:p>
                  </text:list-item>
                </text:list>
              </text:list-item>
              <text:list-item>
                <text:p>Les permissions locales décrivent l'ensemble des autorisations</text:p>
                <text:list>
                  <text:list-item>
                    <text:p>Le framework applique l'ensemble des permissions locales</text:p>
                  </text:list-item>
                </text:list>
              </text:list-item>
              <text:list-item>
                <text:p>Configuration dans les ressources du bundle</text:p>
                <text:list>
                  <text:list-item>
                    <text:p>OSGI-INF/permissions.perm</text:p>
                  </text:list-item>
                </text:list>
                <text:p/>
              </text:list-item>
            </text:list>
          </draw:text-box>
        </draw:frame>
        <draw:frame presentation:style-name="pr12" draw:text-style-name="P15" draw:layer="layout" svg:width="21.5cm" svg:height="1.717cm" svg:x="1.4cm" svg:y="14.3cm" presentation:class="outline" presentation:user-transformed="true">
          <draw:text-box>
            <text:p text:style-name="P5"><text:span text:style-name="T33"># Bundle</text:span></text:p>
            <text:p text:style-name="P5"><text:span text:style-name="T33">( org.osgi.framework.PackagePermission "com.zenika" "IMPORT,EXPORT" 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draw:frame presentation:style-name="pr7" draw:layer="layout" svg:width="19.548cm" svg:height="2.52cm" svg:x="0.86cm" svg:y="0.389cm" presentation:class="title">
          <draw:text-box>
            <text:p>Activer la sécurité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pache Felix</text:p>
                <text:list>
                  <text:list-item>
                    <text:p>Installation d'une extension pour la sécurité</text:p>
                  </text:list-item>
                  <text:list-item>
                    <text:p>Paramètres au lancement de framework</text:p>
                    <text:list>
                      <text:list-item>
                        <text:p>org.osgi.framework.security="osgi"</text:p>
                      </text:list-item>
                      <text:list-item>
                        <text:p>java.security.policy=all.policy</text:p>
                      </text:list-item>
                      <text:list-item>
                        <text:p>org.osgi.framework.trust.repositories=&lt;list of keystores&gt;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p>Eclipse Equinox</text:p>
                <text:list>
                  <text:list-item>
                    <text:p>Contient les services de sécurité</text:p>
                  </text:list-item>
                  <text:list-item>
                    <text:p>Nécessite également une configuration supplémentaire</text:p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7.2cm" svg:height="3.5cm" svg:x="2.6cm" svg:y="9.9cm" presentation:class="outline" presentation:user-transformed="true">
          <draw:text-box>
            <text:p text:style-name="P16"><text:span text:style-name="T36"># all.policy</text:span></text:p>
            <text:p text:style-name="P16"><text:span text:style-name="T37">grant {</text:span></text:p>
            <text:p text:style-name="P16"><text:span text:style-name="T37"><text:s text:c="2"/></text:span><text:span text:style-name="T37">permission java.security.AllPermission;</text:span></text:p>
            <text:p text:style-name="P16"><text:span text:style-name="T37">}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7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office:forms form:automatic-focus="false" form:apply-design-mode="false"/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8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3:51:13.98</dc:date>
    <meta:printed-by>François Fornaciari</meta:printed-by>
    <meta:print-date>2011-08-11T09:19:04.35</meta:print-date>
    <dc:language>fr-FR</dc:language>
    <meta:editing-cycles>450</meta:editing-cycles>
    <meta:editing-duration>P2DT10H53M20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